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uruma" svg:font-family="Suru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uruma" officeooo:rsid="001697ab" officeooo:paragraph-rsid="001697ab"/>
    </style:style>
    <style:style style:name="P2" style:family="paragraph" style:parent-style-name="Standard">
      <style:text-properties style:font-name="Suruma" officeooo:rsid="001697ab" officeooo:paragraph-rsid="001697ab"/>
    </style:style>
    <style:style style:name="P3" style:family="paragraph" style:parent-style-name="Standard">
      <style:text-properties style:font-name="Suruma" officeooo:rsid="0019271c" officeooo:paragraph-rsid="0019271c"/>
    </style:style>
    <style:style style:name="P4" style:family="paragraph" style:parent-style-name="Standard">
      <style:text-properties style:font-name="Suruma" officeooo:rsid="0019271c" officeooo:paragraph-rsid="00199aa9"/>
    </style:style>
    <style:style style:name="T1" style:family="text">
      <style:text-properties officeooo:rsid="00169947"/>
    </style:style>
    <style:style style:name="T2" style:family="text">
      <style:text-properties officeooo:rsid="00199a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PROCESSO DE DESENVOLVIMENTO DA ATIVIDADE CONTATO TELEFÔNICO</text:p>
      <text:p text:style-name="P1"/>
      <text:p text:style-name="P1">Após ter preparado o ambiente de trabalho (tais como; baixar o Eclipse e o JDK8, e em seguida criar o projeto e a classe), acrescentei a biblioteca <text:span text:style-name="T1">Scanner e o ArrayList, pois percebi que ao ler a proposta precisaria utilizar uma entrada de texto e uma coleção de dados.</text:span></text:p>
      <text:p text:style-name="P3">Eu assistir vídeos e li a apostilha da Caelun e fiquei treinando tentativas. No final das contas me esforcei muito mas não conseguir realizar tudo o que foi <text:s/>pedido, na verdade eu fiz 7 tentativas e o que envio é uma das tentativas e não o final do trabalho. </text:p>
      <text:p text:style-name="P4">No final eu aprendi a fazer um ArrayList, Scanner, Println, a entender o Equals, refazer um For, reafirmei conceitos básicos como iniciar as variáveis e afins, <text:span text:style-name="T2">nas minhas tentativas fiz alguns métodos e apliquei o This, mas sempre refazia quando não copilava para observar outras tentativas.</text:span></text:p>
      <text:p text:style-name="P4"><text:span text:style-name="T2">O meu copilador não apontava erros nas minhas tentativas mas a saída não era a que devia ser executada. </text:span></text:p>
      <text:p text:style-name="P4"><text:span text:style-name="T2">Na minha ultima tentativa em fiz dois for, uma para receber e executar e o outro para imprimir as respostas, estou até agora fazendo mais tentativas….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uruma" svg:font-family="Suru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3:21:58.545496445</meta:creation-date>
    <dc:date>2018-03-25T19:16:12.785903583</dc:date>
    <meta:editing-duration>PT1H5M22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6" meta:word-count="198" meta:character-count="1148" meta:non-whitespace-character-count="952"/>
  </office:meta>
</office:document-meta>
</file>